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LinkEvent.get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LinkEvent.CopletLinkEvent( CopletInstance target , String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